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bold" officeooo:rsid="0009146a" officeooo:paragraph-rsid="0009146a"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4pt" officeooo:rsid="0009146a" officeooo:paragraph-rsid="0009146a" style:font-size-asian="14pt" style:font-size-complex="14pt"/>
    </style:style>
    <style:style style:name="P3" style:family="paragraph" style:parent-style-name="Standard">
      <style:paragraph-properties fo:text-align="start" style:justify-single-word="false"/>
      <style:text-properties fo:font-size="12pt" fo:font-weight="bold" officeooo:rsid="0009146a" officeooo:paragraph-rsid="0009146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9146a" officeooo:paragraph-rsid="000be4b9"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09146a" officeooo:paragraph-rsid="000be4b9"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0a3be5" officeooo:paragraph-rsid="000a3be5"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0a3be5" officeooo:paragraph-rsid="00124b91"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146a" officeooo:paragraph-rsid="000be4b9"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be4b9" officeooo:paragraph-rsid="000be4b9"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d2022" officeooo:paragraph-rsid="000d2022"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02962" officeooo:paragraph-rsid="00102962"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02962" officeooo:paragraph-rsid="00157b02"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18540" officeooo:paragraph-rsid="00118540"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18540" officeooo:paragraph-rsid="00124b91"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24b91" officeooo:paragraph-rsid="00124b91"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7d050" officeooo:paragraph-rsid="0017d05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0a3be5" officeooo:paragraph-rsid="000a3be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0be4b9" officeooo:paragraph-rsid="000be4b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118540" officeooo:paragraph-rsid="00124b9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118540" officeooo:paragraph-rsid="00157b02"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124b91" officeooo:paragraph-rsid="00124b9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0d2022" officeooo:paragraph-rsid="000d2022"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157b02" officeooo:paragraph-rsid="00157b02"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19fef6" officeooo:paragraph-rsid="0019fef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17d050" officeooo:paragraph-rsid="0017d050"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bold" officeooo:rsid="00118540" officeooo:paragraph-rsid="00118540"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style:text-underline-style="none" fo:font-weight="bold" officeooo:rsid="00124b91" officeooo:paragraph-rsid="00124b91" style:font-size-asian="10.5pt" style:font-weight-asian="bold" style:font-size-complex="12pt" style:font-weight-complex="bold"/>
    </style:style>
    <style:style style:name="P28" style:family="paragraph" style:parent-style-name="Standard">
      <style:paragraph-properties fo:text-align="start" style:justify-single-word="false" fo:background-color="#dddddd">
        <style:background-image/>
      </style:paragraph-properties>
      <style:text-properties fo:font-size="12pt" fo:font-weight="bold" officeooo:rsid="000a3be5" officeooo:paragraph-rsid="000a3be5" style:font-size-asian="10.5pt" style:font-weight-asian="bold" style:font-size-complex="12pt" style:font-weight-complex="bold"/>
    </style:style>
    <style:style style:name="P29" style:family="paragraph" style:parent-style-name="Standard">
      <style:paragraph-properties fo:text-align="start" style:justify-single-word="false" fo:background-color="#dddddd">
        <style:background-image/>
      </style:paragraph-properties>
      <style:text-properties fo:font-size="12pt" fo:font-weight="bold" officeooo:rsid="000a3be5" officeooo:paragraph-rsid="000a3ef7" style:font-size-asian="10.5pt" style:font-weight-asian="bold" style:font-size-complex="12pt" style:font-weight-complex="bold"/>
    </style:style>
    <style:style style:name="P30" style:family="paragraph" style:parent-style-name="Standard">
      <style:paragraph-properties fo:text-align="start" style:justify-single-word="false" fo:background-color="#dddddd">
        <style:background-image/>
      </style:paragraph-properties>
      <style:text-properties fo:font-size="8pt" fo:font-weight="bold" officeooo:rsid="000a3be5" officeooo:paragraph-rsid="000a3be5" style:font-size-asian="8pt" style:font-weight-asian="bold" style:font-size-complex="8pt" style:font-weight-complex="bold"/>
    </style:style>
    <style:style style:name="P31" style:family="paragraph" style:parent-style-name="Standard" style:list-style-name="L1">
      <style:paragraph-properties fo:text-align="start" style:justify-single-word="false"/>
      <style:text-properties fo:font-size="12pt" fo:font-weight="normal" officeooo:rsid="0009146a" officeooo:paragraph-rsid="0009146a" style:font-size-asian="10.5pt" style:font-weight-asian="normal" style:font-size-complex="12pt" style:font-weight-complex="normal"/>
    </style:style>
    <style:style style:name="P32" style:family="paragraph" style:parent-style-name="Standard" style:list-style-name="L2">
      <style:paragraph-properties fo:text-align="justify" style:justify-single-word="false"/>
      <style:text-properties fo:font-size="12pt" fo:font-weight="bold" officeooo:rsid="000a3be5" officeooo:paragraph-rsid="000a3be5" style:font-size-asian="10.5pt" style:font-weight-asian="bold" style:font-size-complex="12pt" style:font-weight-complex="bold"/>
    </style:style>
    <style:style style:name="P33" style:family="paragraph" style:parent-style-name="Standard" style:list-style-name="L3">
      <style:paragraph-properties fo:text-align="justify" style:justify-single-word="false"/>
      <style:text-properties fo:font-size="12pt" style:text-underline-style="solid" style:text-underline-width="auto" style:text-underline-color="font-color" fo:font-weight="bold" officeooo:rsid="00102962" officeooo:paragraph-rsid="00157b02"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be4b9" style:font-weight-asian="normal" style:font-weight-complex="normal"/>
    </style:style>
    <style:style style:name="T3" style:family="text">
      <style:text-properties fo:font-weight="normal" officeooo:rsid="00102962" style:font-weight-asian="normal" style:font-weight-complex="normal"/>
    </style:style>
    <style:style style:name="T4" style:family="text">
      <style:text-properties fo:font-weight="normal" officeooo:rsid="0020adfb" style:font-weight-asian="normal" style:font-weight-complex="normal"/>
    </style:style>
    <style:style style:name="T5" style:family="text">
      <style:text-properties fo:font-weight="normal" officeooo:rsid="0021d2e6" style:font-weight-asian="normal" style:font-weight-complex="normal"/>
    </style:style>
    <style:style style:name="T6" style:family="text">
      <style:text-properties fo:font-weight="normal" officeooo:rsid="0023e92b" style:font-weight-asian="normal" style:font-weight-complex="normal"/>
    </style:style>
    <style:style style:name="T7" style:family="text">
      <style:text-properties fo:font-size="8pt" fo:font-weight="normal" style:font-size-asian="8pt" style:font-weight-asian="normal" style:font-size-complex="8pt" style:font-weight-complex="normal"/>
    </style:style>
    <style:style style:name="T8" style:family="text">
      <style:text-properties fo:font-size="8pt" fo:font-weight="normal" officeooo:rsid="000a3ef7" style:font-size-asian="8pt" style:font-weight-asian="normal" style:font-size-complex="8pt" style:font-weight-complex="normal"/>
    </style:style>
    <style:style style:name="T9" style:family="text">
      <style:text-properties officeooo:rsid="000be4b9"/>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0be4b9" style:font-weight-asian="normal" style:font-weight-complex="normal"/>
    </style:style>
    <style:style style:name="T13" style:family="text">
      <style:text-properties style:text-underline-style="none" fo:font-weight="normal" officeooo:rsid="000d2022" style:font-weight-asian="normal" style:font-weight-complex="normal"/>
    </style:style>
    <style:style style:name="T14" style:family="text">
      <style:text-properties style:text-underline-style="none" fo:font-weight="normal" officeooo:rsid="00102962" style:font-weight-asian="normal" style:font-weight-complex="normal"/>
    </style:style>
    <style:style style:name="T15" style:family="text">
      <style:text-properties style:text-underline-style="none" fo:font-weight="normal" officeooo:rsid="00118540" style:font-weight-asian="normal" style:font-weight-complex="normal"/>
    </style:style>
    <style:style style:name="T16" style:family="text">
      <style:text-properties style:text-underline-style="none" fo:font-weight="normal" officeooo:rsid="00124b91" style:font-weight-asian="normal" style:font-weight-complex="normal"/>
    </style:style>
    <style:style style:name="T17" style:family="text">
      <style:text-properties style:text-underline-style="none" fo:font-weight="normal" officeooo:rsid="00157b02" style:font-weight-asian="normal" style:font-weight-complex="normal"/>
    </style:style>
    <style:style style:name="T18" style:family="text">
      <style:text-properties style:text-underline-style="none" officeooo:rsid="00182cf3"/>
    </style:style>
    <style:style style:name="T19" style:family="text">
      <style:text-properties style:text-underline-style="none" officeooo:rsid="0018d3a0"/>
    </style:style>
    <style:style style:name="T20" style:family="text">
      <style:text-properties style:text-underline-style="none" officeooo:rsid="001d8d86"/>
    </style:style>
    <style:style style:name="T21" style:family="text">
      <style:text-properties style:text-underline-style="none" officeooo:rsid="001eb9b2"/>
    </style:style>
    <style:style style:name="T22" style:family="text">
      <style:text-properties officeooo:rsid="00157b02"/>
    </style:style>
    <style:style style:name="T23" style:family="text">
      <style:text-properties officeooo:rsid="0017517c"/>
    </style:style>
    <style:style style:name="T24" style:family="text">
      <style:text-properties officeooo:rsid="0017d050"/>
    </style:style>
    <style:style style:name="T25" style:family="text">
      <style:text-properties officeooo:rsid="001acf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2">Project 1, Boston Housing Prices</text:p>
      <text:p text:style-name="P2"/>
      <text:p text:style-name="P2"/>
      <text:p text:style-name="P3">1) Statistical Analysis and Data Exploration</text:p>
      <text:p text:style-name="P3"/>
      <text:list xml:id="list7880692392928470599" text:style-name="L1">
        <text:list-item>
          <text:p text:style-name="P31">Number of houses: <text:s/>506 </text:p>
        </text:list-item>
        <text:list-item>
          <text:p text:style-name="P31">Features per house: <text:s/>13 </text:p>
        </text:list-item>
        <text:list-item>
          <text:p text:style-name="P31">Minimum price: <text:s/>5.0 </text:p>
        </text:list-item>
        <text:list-item>
          <text:p text:style-name="P31">Maximum price: <text:s/>50.0 </text:p>
        </text:list-item>
        <text:list-item>
          <text:p text:style-name="P31">Mean price: <text:s/>22.5328063241 </text:p>
        </text:list-item>
        <text:list-item>
          <text:p text:style-name="P31">Median price: <text:s/>21.2 </text:p>
        </text:list-item>
        <text:list-item>
          <text:p text:style-name="P31">Standard deviation: <text:s/>9.18801154528 </text:p>
          <text:p text:style-name="P31"/>
        </text:list-item>
      </text:list>
      <text:p text:style-name="P4">2) <text:span text:style-name="T9">Evaluating</text:span> Model Performance</text:p>
      <text:p text:style-name="P4"/>
      <text:p text:style-name="P8"><text:span text:style-name="T2">Measure of model performance</text:span><text:span text:style-name="T12"> :</text:span></text:p>
      <text:p text:style-name="P18"/>
      <text:p text:style-name="P5"><text:span text:style-name="T1"><text:tab/>I settled on median absolute error, </text:span>med_ae<text:span text:style-name="T1">, as a metric because it seemed to be providing smoother error curves than mean squared error, </text:span>mse<text:span text:style-name="T1">, or mean absolute error, </text:span>mae<text:span text:style-name="T1">. <text:s/></text:span><text:span text:style-name="T4">This might be do to the median's resistance to outliers. </text:span><text:span text:style-name="T1">I'm not sure how legitimate this reasoning is, but I ran the following code </text:span><text:span text:style-name="T2">at the GridSearchCV section</text:span><text:span text:style-name="T1">;</text:span></text:p>
      <text:p text:style-name="P6"/>
      <text:p text:style-name="P28"><text:span text:style-name="_5f_OOoComputerIdent"><text:span text:style-name="T7">metrics</text:span></text:span><text:span text:style-name="T7"> </text:span><text:span text:style-name="_5f_OOoComputerSpecial"><text:span text:style-name="T7">=</text:span></text:span><text:span text:style-name="T7"> </text:span><text:span text:style-name="_5f_OOoComputerSpecial"><text:span text:style-name="T7">{</text:span></text:span><text:span text:style-name="_5f_OOoComputerLiteral"><text:span text:style-name="T7">'median_ae'</text:span></text:span><text:span text:style-name="T7"> </text:span><text:span text:style-name="_5f_OOoComputerSpecial"><text:span text:style-name="T7">:</text:span></text:span><text:span text:style-name="T7"> </text:span><text:span text:style-name="_5f_OOoComputerIdent"><text:span text:style-name="T7">m</text:span></text:span><text:span text:style-name="_5f_OOoComputerSpecial"><text:span text:style-name="T7">.</text:span></text:span><text:span text:style-name="_5f_OOoComputerIdent"><text:span text:style-name="T7">median_absolute_error</text:span></text:span><text:span text:style-name="_5f_OOoComputerSpecial"><text:span text:style-name="T7">,</text:span></text:span><text:span text:style-name="T7"> <text:s/></text:span><text:span text:style-name="_5f_OOoComputerLiteral"><text:span text:style-name="T7">'mean_ae'</text:span></text:span><text:span text:style-name="_5f_OOoComputerSpecial"><text:span text:style-name="T7">:</text:span></text:span><text:span text:style-name="T7"> </text:span><text:span text:style-name="_5f_OOoComputerIdent"><text:span text:style-name="T7">m</text:span></text:span><text:span text:style-name="_5f_OOoComputerSpecial"><text:span text:style-name="T7">.</text:span></text:span><text:span text:style-name="_5f_OOoComputerIdent"><text:span text:style-name="T7">mean_absolute_error</text:span></text:span><text:span text:style-name="_5f_OOoComputerSpecial"><text:span text:style-name="T7">,</text:span></text:span><text:span text:style-name="T7"> <text:s/></text:span><text:span text:style-name="_5f_OOoComputerLiteral"><text:span text:style-name="T7">'mse'</text:span></text:span><text:span text:style-name="_5f_OOoComputerSpecial"><text:span text:style-name="T7">:</text:span></text:span><text:span text:style-name="T7"> <text:s/><text:tab/><text:tab/><text:tab/> <text:s text:c="4"/><text:tab/> <text:s text:c="7"/></text:span><text:span text:style-name="_5f_OOoComputerIdent"><text:span text:style-name="T7">m</text:span></text:span><text:span text:style-name="_5f_OOoComputerSpecial"><text:span text:style-name="T7">.</text:span></text:span><text:span text:style-name="_5f_OOoComputerIdent"><text:span text:style-name="T7">mean_squared_error</text:span></text:span><text:span text:style-name="_5f_OOoComputerSpecial"><text:span text:style-name="T7">}</text:span></text:span></text:p>
      <text:p text:style-name="P30"/>
      <text:p text:style-name="P28"><text:span text:style-name="T7"><text:s/></text:span><text:span text:style-name="_5f_OOoComputerIdent"><text:span text:style-name="T7">scorer</text:span></text:span><text:span text:style-name="T7"> </text:span><text:span text:style-name="_5f_OOoComputerSpecial"><text:span text:style-name="T7">=</text:span></text:span><text:span text:style-name="T7"> </text:span><text:span text:style-name="_5f_OOoComputerIdent"><text:span text:style-name="T7">make_scorer</text:span></text:span><text:span text:style-name="_5f_OOoComputerSpecial"><text:span text:style-name="T7">(</text:span></text:span><text:span text:style-name="_5f_OOoComputerIdent"><text:span text:style-name="T7">metrics</text:span></text:span><text:span text:style-name="_5f_OOoComputerSpecial"><text:span text:style-name="T7">[</text:span></text:span><text:span text:style-name="_5f_OOoComputerLiteral"><text:span text:style-name="T7">'median_ae'</text:span></text:span><text:span text:style-name="_5f_OOoComputerSpecial"><text:span text:style-name="T7">],</text:span></text:span><text:span text:style-name="T7"> </text:span><text:span text:style-name="_5f_OOoComputerIdent"><text:span text:style-name="T7">greater_is_better</text:span></text:span><text:span text:style-name="_5f_OOoComputerSpecial"><text:span text:style-name="T7">=</text:span></text:span><text:span text:style-name="_5f_OOoComputerIdent"><text:span text:style-name="T7">False</text:span></text:span><text:span text:style-name="_5f_OOoComputerSpecial"><text:span text:style-name="T7">)</text:span></text:span></text:p>
      <text:p text:style-name="P28"><text:span text:style-name="T7"><text:s/></text:span><text:span text:style-name="_5f_OOoComputerIdent"><text:span text:style-name="T7">reg</text:span></text:span><text:span text:style-name="T7"> </text:span><text:span text:style-name="_5f_OOoComputerSpecial"><text:span text:style-name="T7">=</text:span></text:span><text:span text:style-name="T7"> </text:span><text:span text:style-name="_5f_OOoComputerIdent"><text:span text:style-name="T7">GridSearchCV</text:span></text:span><text:span text:style-name="_5f_OOoComputerSpecial"><text:span text:style-name="T7">(</text:span></text:span><text:span text:style-name="_5f_OOoComputerIdent"><text:span text:style-name="T7">regressor</text:span></text:span><text:span text:style-name="_5f_OOoComputerSpecial"><text:span text:style-name="T7">,</text:span></text:span><text:span text:style-name="T7"> </text:span><text:span text:style-name="_5f_OOoComputerIdent"><text:span text:style-name="T7">parameters</text:span></text:span><text:span text:style-name="_5f_OOoComputerSpecial"><text:span text:style-name="T7">,</text:span></text:span><text:span text:style-name="T7"> </text:span><text:span text:style-name="_5f_OOoComputerIdent"><text:span text:style-name="T7">scoring</text:span></text:span><text:span text:style-name="_5f_OOoComputerSpecial"><text:span text:style-name="T7">=</text:span></text:span><text:span text:style-name="_5f_OOoComputerIdent"><text:span text:style-name="T7">scorer</text:span></text:span><text:span text:style-name="_5f_OOoComputerSpecial"><text:span text:style-name="T7">)</text:span></text:span></text:p>
      <text:p text:style-name="P28"/>
      <text:p text:style-name="P29"><text:span text:style-name="_5f_OOoComputerKeyWord"><text:span text:style-name="T7">for</text:span></text:span><text:span text:style-name="T7"> </text:span><text:span text:style-name="_5f_OOoComputerIdent"><text:span text:style-name="T7">key</text:span></text:span><text:span text:style-name="T7"> </text:span><text:span text:style-name="_5f_OOoComputerKeyWord"><text:span text:style-name="T7">in</text:span></text:span><text:span text:style-name="T7"> </text:span><text:span text:style-name="_5f_OOoComputerIdent"><text:span text:style-name="T7">metrics</text:span></text:span><text:span text:style-name="_5f_OOoComputerSpecial"><text:span text:style-name="T7">:</text:span></text:span></text:p>
      <text:p text:style-name="P29"><text:span text:style-name="_5f_OOoComputerSpecial"><text:span text:style-name="T7"><text:s text:c="3"/></text:span></text:span><text:span text:style-name="_5f_OOoComputerIdent"><text:span text:style-name="T7">found_param</text:span></text:span><text:span text:style-name="T7"> </text:span><text:span text:style-name="_5f_OOoComputerSpecial"><text:span text:style-name="T7">=</text:span></text:span><text:span text:style-name="T7"> </text:span><text:span text:style-name="_5f_OOoComputerSpecial"><text:span text:style-name="T7">[</text:span></text:span><text:span text:style-name="_5f_OOoComputerSpecial"><text:span text:style-name="T8">]</text:span></text:span></text:p>
      <text:p text:style-name="P29"><text:span text:style-name="_5f_OOoComputerSpecial"><text:span text:style-name="T8"><text:s text:c="3"/></text:span></text:span><text:span text:style-name="_5f_OOoComputerKeyWord"><text:span text:style-name="T7">for</text:span></text:span><text:span text:style-name="T7"> </text:span><text:span text:style-name="_5f_OOoComputerIdent"><text:span text:style-name="T7">i</text:span></text:span><text:span text:style-name="T7"> </text:span><text:span text:style-name="_5f_OOoComputerKeyWord"><text:span text:style-name="T7">in</text:span></text:span><text:span text:style-name="T7"> </text:span><text:span text:style-name="_5f_OOoComputerIdent"><text:span text:style-name="T7">range</text:span></text:span><text:span text:style-name="_5f_OOoComputerSpecial"><text:span text:style-name="T7">(</text:span></text:span><text:span text:style-name="_5f_OOoComputerLiteral"><text:span text:style-name="T7">200</text:span></text:span><text:span text:style-name="_5f_OOoComputerSpecial"><text:span text:style-name="T7">):</text:span></text:span></text:p>
      <text:p text:style-name="P28"><text:span text:style-name="T7"><text:s text:c="16"/></text:span><text:span text:style-name="_5f_OOoComputerIdent"><text:span text:style-name="T7">scorer</text:span></text:span><text:span text:style-name="T7"> </text:span><text:span text:style-name="_5f_OOoComputerSpecial"><text:span text:style-name="T7">=</text:span></text:span><text:span text:style-name="T7"> </text:span><text:span text:style-name="_5f_OOoComputerIdent"><text:span text:style-name="T7">make_scorer</text:span></text:span><text:span text:style-name="_5f_OOoComputerSpecial"><text:span text:style-name="T7">(</text:span></text:span><text:span text:style-name="_5f_OOoComputerIdent"><text:span text:style-name="T7">metrics</text:span></text:span><text:span text:style-name="_5f_OOoComputerSpecial"><text:span text:style-name="T7">[</text:span></text:span><text:span text:style-name="_5f_OOoComputerIdent"><text:span text:style-name="T7">key</text:span></text:span><text:span text:style-name="_5f_OOoComputerSpecial"><text:span text:style-name="T7">],</text:span></text:span><text:span text:style-name="T7"> </text:span><text:span text:style-name="_5f_OOoComputerIdent"><text:span text:style-name="T7">greater_is_better</text:span></text:span><text:span text:style-name="_5f_OOoComputerSpecial"><text:span text:style-name="T7">=</text:span></text:span><text:span text:style-name="_5f_OOoComputerIdent"><text:span text:style-name="T7">False</text:span></text:span><text:span text:style-name="_5f_OOoComputerSpecial"><text:span text:style-name="T7">)</text:span></text:span></text:p>
      <text:p text:style-name="P28"><text:span text:style-name="T7"><text:s text:c="16"/></text:span><text:span text:style-name="_5f_OOoComputerIdent"><text:span text:style-name="T7">reg</text:span></text:span><text:span text:style-name="T7"> </text:span><text:span text:style-name="_5f_OOoComputerSpecial"><text:span text:style-name="T7">=</text:span></text:span><text:span text:style-name="T7"> </text:span><text:span text:style-name="_5f_OOoComputerIdent"><text:span text:style-name="T7">GridSearchCV</text:span></text:span><text:span text:style-name="_5f_OOoComputerSpecial"><text:span text:style-name="T7">(</text:span></text:span><text:span text:style-name="_5f_OOoComputerIdent"><text:span text:style-name="T7">regressor</text:span></text:span><text:span text:style-name="_5f_OOoComputerSpecial"><text:span text:style-name="T7">,</text:span></text:span><text:span text:style-name="T7"> </text:span><text:span text:style-name="_5f_OOoComputerIdent"><text:span text:style-name="T7">parameters</text:span></text:span><text:span text:style-name="_5f_OOoComputerSpecial"><text:span text:style-name="T7">,</text:span></text:span><text:span text:style-name="T7"> </text:span><text:span text:style-name="_5f_OOoComputerIdent"><text:span text:style-name="T7">scoring</text:span></text:span><text:span text:style-name="_5f_OOoComputerSpecial"><text:span text:style-name="T7">=</text:span></text:span><text:span text:style-name="_5f_OOoComputerIdent"><text:span text:style-name="T7">scorer</text:span></text:span><text:span text:style-name="_5f_OOoComputerSpecial"><text:span text:style-name="T7">)</text:span></text:span></text:p>
      <text:p text:style-name="P28"><text:span text:style-name="T7"><text:s text:c="16"/></text:span><text:span text:style-name="_5f_OOoComputerIdent"><text:span text:style-name="T7">reg</text:span></text:span><text:span text:style-name="_5f_OOoComputerSpecial"><text:span text:style-name="T7">.</text:span></text:span><text:span text:style-name="_5f_OOoComputerIdent"><text:span text:style-name="T7">fit</text:span></text:span><text:span text:style-name="_5f_OOoComputerSpecial"><text:span text:style-name="T7">(</text:span></text:span><text:span text:style-name="_5f_OOoComputerIdent"><text:span text:style-name="T7">X</text:span></text:span><text:span text:style-name="_5f_OOoComputerSpecial"><text:span text:style-name="T7">,</text:span></text:span><text:span text:style-name="_5f_OOoComputerIdent"><text:span text:style-name="T7">y</text:span></text:span><text:span text:style-name="_5f_OOoComputerSpecial"><text:span text:style-name="T7">)</text:span></text:span></text:p>
      <text:p text:style-name="P28"><text:span text:style-name="T7"><text:s text:c="16"/></text:span><text:span text:style-name="_5f_OOoComputerIdent"><text:span text:style-name="T7">found_param</text:span></text:span><text:span text:style-name="_5f_OOoComputerSpecial"><text:span text:style-name="T7">.</text:span></text:span><text:span text:style-name="_5f_OOoComputerIdent"><text:span text:style-name="T7">append</text:span></text:span><text:span text:style-name="_5f_OOoComputerSpecial"><text:span text:style-name="T7">(</text:span></text:span><text:span text:style-name="_5f_OOoComputerIdent"><text:span text:style-name="T7">reg</text:span></text:span><text:span text:style-name="_5f_OOoComputerSpecial"><text:span text:style-name="T7">.</text:span></text:span><text:span text:style-name="_5f_OOoComputerIdent"><text:span text:style-name="T7">best_params_</text:span></text:span><text:span text:style-name="_5f_OOoComputerSpecial"><text:span text:style-name="T7">[</text:span></text:span><text:span text:style-name="_5f_OOoComputerLiteral"><text:span text:style-name="T7">'max_depth'</text:span></text:span><text:span text:style-name="_5f_OOoComputerSpecial"><text:span text:style-name="T7">])</text:span></text:span></text:p>
      <text:p text:style-name="P28"><text:span text:style-name="T7"><text:s text:c="8"/></text:span><text:span text:style-name="_5f_OOoComputerKeyWord"><text:span text:style-name="T7">print</text:span></text:span><text:span text:style-name="T7"> </text:span><text:span text:style-name="_5f_OOoComputerIdent"><text:span text:style-name="T7">key</text:span></text:span><text:span text:style-name="T7"> </text:span><text:span text:style-name="_5f_OOoComputerSpecial"><text:span text:style-name="T7">+</text:span></text:span><text:span text:style-name="_5f_OOoComputerLiteral"><text:span text:style-name="T7">"'s max_depth choice on average: "</text:span></text:span><text:span text:style-name="_5f_OOoComputerSpecial"><text:span text:style-name="T7">,</text:span></text:span><text:span text:style-name="T7"> </text:span><text:span text:style-name="_5f_OOoComputerIdent"><text:span text:style-name="T7">np</text:span></text:span><text:span text:style-name="_5f_OOoComputerSpecial"><text:span text:style-name="T7">.</text:span></text:span><text:span text:style-name="_5f_OOoComputerIdent"><text:span text:style-name="T7">mean</text:span></text:span><text:span text:style-name="_5f_OOoComputerSpecial"><text:span text:style-name="T7">(</text:span></text:span><text:span text:style-name="_5f_OOoComputerIdent"><text:span text:style-name="T7">found_param</text:span></text:span><text:span text:style-name="_5f_OOoComputerSpecial"><text:span text:style-name="T7">),</text:span></text:span><text:span text:style-name="T7"> </text:span><text:span text:style-name="_5f_OOoComputerLiteral"><text:span text:style-name="T7">" with std: "</text:span></text:span><text:span text:style-name="_5f_OOoComputerSpecial"><text:span text:style-name="T7">,</text:span></text:span><text:span text:style-name="T7"> </text:span><text:span text:style-name="_5f_OOoComputerIdent"><text:span text:style-name="T7">np</text:span></text:span><text:span text:style-name="_5f_OOoComputerSpecial"><text:span text:style-name="T7">.</text:span></text:span><text:span text:style-name="_5f_OOoComputerIdent"><text:span text:style-name="T7">std</text:span></text:span><text:span text:style-name="_5f_OOoComputerSpecial"><text:span text:style-name="T7">(</text:span></text:span><text:span text:style-name="_5f_OOoComputerIdent"><text:span text:style-name="T7">found_param</text:span></text:span><text:span text:style-name="_5f_OOoComputerSpecial"><text:span text:style-name="T7">)</text:span></text:span></text:p>
      <text:p text:style-name="P17"><text:s text:c="4"/></text:p>
      <text:p text:style-name="P6"><text:span text:style-name="T1"><text:s text:c="4"/></text:span><text:span text:style-name="T3">Basically running grid search using each error metric 200 times and checking on average what was the recommended best max_depth choice. This resulted in these data;</text:span></text:p>
      <text:p text:style-name="P17"><text:s text:c="4"/></text:p>
      <text:list xml:id="list7416636523098199057" text:style-name="L2">
        <text:list-item>
          <text:p text:style-name="P32"><text:span text:style-name="T1"><text:s text:c="4"/></text:span>med_ae<text:span text:style-name="T1">'s max_depth choice on average: <text:s/>5.685 <text:s/>with std: <text:s/>0.696975609329</text:span></text:p>
        </text:list-item>
        <text:list-item>
          <text:p text:style-name="P32"><text:span text:style-name="T1"><text:s text:c="4"/></text:span><text:span text:style-name="T9">mae</text:span><text:span text:style-name="T1">'s max_depth choice on average: <text:s/>5.105 <text:s/>with std: <text:s/>1.172166797</text:span></text:p>
        </text:list-item>
        <text:list-item>
          <text:p text:style-name="P32"><text:span text:style-name="T1"><text:s text:c="4"/></text:span>mse<text:span text:style-name="T1">'s max_depth choice on average: <text:s/>5.425 <text:s/>with std: <text:s/>1.73042624807</text:span></text:p>
        </text:list-item>
      </text:list>
      <text:p text:style-name="P17"/>
      <text:p text:style-name="P7"><text:span text:style-name="T3">Which</text:span><text:span text:style-name="T1"> support </text:span><text:span text:style-name="T2">somewhat </text:span><text:span text:style-name="T1">the observation that the error curves for mse and </text:span><text:span text:style-name="T2">mae</text:span><text:span text:style-name="T1"> were </text:span><text:span text:style-name="T6">m</text:span><text:span text:style-name="T1">ore erratic. Using </text:span><text:span text:style-name="T2">med</text:span><text:span text:style-name="T1">_ae, GridSearch would find a best max_depth between 5 and 6 more consistently. </text:span><text:span text:style-name="T15">I guess some of this would only matter if we were trying to automate the selection of max_depth.</text:span><text:span text:style-name="T1"> </text:span><text:span text:style-name="T4">Other than that all three error metrics were providing similar results and seemingly could be used interchangeably. </text:span><text:span text:style-name="T5">Accuracy, </text:span></text:p>
      <text:p text:style-name="P6"/>
      <text:p text:style-name="P9"><text:soft-page-break/><text:span text:style-name="T1">Reason for train/test data split</text:span><text:span text:style-name="T11"> :</text:span></text:p>
      <text:p text:style-name="P9"/>
      <text:p text:style-name="P9"><text:span text:style-name="T11"><text:tab/>The cross validation train_test split is the first step in constructing all the model diagnostics we perform in the code with the methods learning_curve and model_complexity. Without </text:span><text:span text:style-name="T14">the </text:span><text:span text:style-name="T11">test </text:span><text:span text:style-name="T13">set</text:span><text:span text:style-name="T11">, we would not be able to gauge whether the model is tending to over-fi</text:span><text:span text:style-name="T13">t</text:span><text:span text:style-name="T11"> the data. A model can be made to fit a certain data set exactly, but this does not guarantee it will generalize well to yet unseen data. We can spot patterns that indicate over fitting in training vs test error plots for our model. <text:s/></text:span></text:p>
      <text:p text:style-name="P9"/>
      <text:p text:style-name="P10"><text:span text:style-name="T1">Grid Search</text:span><text:span text:style-name="T11"> :</text:span></text:p>
      <text:p text:style-name="P10"/>
      <text:p text:style-name="P12"><text:span text:style-name="T11"><text:tab/>Grid search </text:span><text:span text:style-name="T15">provides a convenient method for tweaking the parameters of the model (in this case, just max_depth, for tree regression) in a more automatic way. Instead of;</text:span></text:p>
      <text:p text:style-name="P20"><text:s/></text:p>
      <text:list xml:id="list6499022366072198021" text:style-name="L3">
        <text:list-item>
          <text:p text:style-name="P33"><text:span text:style-name="T17">M</text:span><text:span text:style-name="T15">anually choosing different values for max depth</text:span></text:p>
        </text:list-item>
        <text:list-item>
          <text:p text:style-name="P33"><text:span text:style-name="T17">Then </text:span><text:span text:style-name="T15">running fit with each</text:span></text:p>
        </text:list-item>
        <text:list-item>
          <text:p text:style-name="P33"><text:span text:style-name="T17">T</text:span><text:span text:style-name="T15">hen testing them on the test set to find </text:span><text:span text:style-name="T17">which yields the smallest training/test error combination </text:span></text:p>
        </text:list-item>
      </text:list>
      <text:p text:style-name="P23">GridSearchCV by default splits the data 3-ways, I believe randomizes its order, and then systematically trains each parameter (only a <text:span text:style-name="T24">list</text:span> of values for max_depth in our case) on 2/3 of the split and tests it on the remaining 1/3. Then repeats with different 2/3, 1/3 parts of the data. It then picks the parameter that yielded the smallest cross-validation e<text:span text:style-name="T23">rror on average out of all trials. </text:span></text:p>
      <text:p text:style-name="P23"/>
      <text:p text:style-name="P16">Cross Validation<text:span text:style-name="T10"> :</text:span></text:p>
      <text:p text:style-name="P25"><text:tab/></text:p>
      <text:p text:style-name="P16"><text:span text:style-name="T10"><text:tab/>Cross validation is important because </text:span><text:span text:style-name="T18">say we train different versions of a model, i.e. using different parameters, on a training set, then test them on the test set. </text:span><text:span text:style-name="T20">I</text:span><text:span text:style-name="T18">f we then choose the model that had the smallest error, in a sense we fit it specifically to the test set. We have lost a way to measure how well the model will generalize to new data. By having an additional cross-validation set, we can tweak the model by choosing parameters to minimize error on it, AND still have a separate test set with which to measure future performance. </text:span><text:span text:style-name="T19">Grid search does a version of this by alternating between 2/3 and 1/3 splits in the data </text:span><text:span text:style-name="T21">(as I understood it) </text:span><text:span text:style-name="T19">and using ALL the data <text:s/>for training, cross-validation, and testing.</text:span></text:p>
      <text:p text:style-name="P23"/>
      <text:p text:style-name="P11"/>
      <text:p text:style-name="P26">3) Analyzing Model Performance</text:p>
      <text:p text:style-name="P13"/>
      <text:p text:style-name="P15">Model Complexity Graph:</text:p>
      <text:p text:style-name="P15"/>
      <text:p text:style-name="P14"><text:span text:style-name="T11"><text:s text:c="4"/></text:span><text:span text:style-name="T16">A </text:span><text:span text:style-name="T11">max_depth between 5-6 is what we want, since it agrees with the behavior of the Model_complexity_graph. Here, a clear divergence between the test and training error curves can be seen between max_depths of 5 and 6. At that point the training error curve continues its descent towards zero (as it over-fits) while the test error curve levels off horizontally. So that after 5-6 max_depth the model would </text:span><text:span text:style-name="T17">start to </text:span><text:span text:style-name="T11">approach </text:span><text:span text:style-name="T17">a </text:span><text:span text:style-name="T11">perfect</text:span><text:span text:style-name="T17"> fit to</text:span><text:span text:style-name="T11"> the training data </text:span><text:span text:style-name="T17">(training error)</text:span><text:span text:style-name="T11">, while not predicting unseen data with any better accuracy</text:span><text:span text:style-name="T17"> (test error)</text:span><text:span text:style-name="T11">. </text:span></text:p>
      <text:p text:style-name="P14"/>
      <text:p text:style-name="P15">Learning Curve Graphs: </text:p>
      <text:p text:style-name="P15"/>
      <text:p text:style-name="P19"><text:tab/>Similar behavior can be gleaned from the learning curve graphs. <text:s/>Basically for all these curves, training error starts at zero and test error starts at a max. This is explained because few data points can always be fit by a model, while the chances of that same model predicting an unseen example are low <text:soft-page-break/>(heavily biased). As the amount of data is incremented the curves approach each other since it is harder to fit all examples perfectly (training set), but bias is being reduced (test set). For low values of max_depth <text:span text:style-name="T22">parameter (i.e. the first few learning curve graphs displayed) </text:span>this convergence levels off at a high error. This indicates that the model is biased overall. <text:s/>Neither the training set nor the test set are being fit particularly well. As max_depth increases the horizontal where the two curves are converging, moves towards the x-axis. This is happening because the more complex model is capable of fitting the training set better AND generalizing to the test set better. After a max_depth of 5-6 however, only the training error horizontal continues this trend as it starts to over fit the data while no better prediction is occurring with the test data. </text:p>
      <text:p text:style-name="P13"/>
      <text:p text:style-name="P27">4) Model Prediction</text:p>
      <text:p text:style-name="P24">Final model choice: max_depth = 5</text:p>
      <text:p text:style-name="P24">I settled on 5 first from visual inspection of the learning curve graphs and complexity graph, but also from the average value GridSearchCV was spitting out as mentioned above in part 2 of the report. </text:p>
      <text:p text:style-name="P21">For the given data point;</text:p>
      <text:p text:style-name="P21"/>
      <text:p text:style-name="P21">x = [11.95, 0.0, 18.1, 0, 0.659, 5.609, 90.0, 1.385, 24, 680.0, 20.2, 332.09, 12.13]</text:p>
      <text:p text:style-name="P21"/>
      <text:p text:style-name="P21">this model predicted 20.96776316. This number <text:span text:style-name="T25">is </text:span>well within one standard deviation of the mean for all data calculated in part 1. Under that criteria at least, the prediction seems reasonable. </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2:21:02.498333726</meta:creation-date>
    <dc:date>2016-02-15T15:41:49.270521166</dc:date>
    <meta:editing-duration>PT1H39M5S</meta:editing-duration>
    <meta:editing-cycles>21</meta:editing-cycles>
    <meta:generator>LibreOffice/4.2.8.2$Linux_X86_64 LibreOffice_project/420m0$Build-2</meta:generator>
    <meta:document-statistic meta:table-count="0" meta:image-count="0" meta:object-count="0" meta:page-count="3" meta:paragraph-count="55" meta:word-count="1035" meta:character-count="6531" meta:non-whitespace-character-count="5388"/>
  </office:meta>
</office:document-meta>
</file>